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985" officeooo:paragraph-rsid="00087985"/>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87985" officeooo:paragraph-rsid="00087985" style:font-weight-asian="bold" style:font-weight-complex="bold"/>
    </style:style>
    <style:style style:name="T1" style:family="text">
      <style:text-properties officeooo:rsid="000879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Standard"/>
      <text:p text:style-name="Standard">Toronto has one of the most expensive real estate markets in North America. Regardless of the high prices, it remains as one the most desired cities to live in. In this notebook, we will look a closer look at the property prices in Toronto and try to understand what is it about a given <text:span text:style-name="T1">neighbourhood</text:span> that impacts the property prices. More specifically, the problem we will be <text:span text:style-name="T1">addressing</text:span> here is the relationship between the venues in each <text:span text:style-name="T1">neighbourhood</text:span> and how they might affect the property prices across Toronto. </text:p>
      <text:p text:style-name="Standard"/>
      <text:p text:style-name="P3">Data</text:p>
      <text:p text:style-name="P1"/>
      <text:p text:style-name="Standard">The data we will be examining comes from the House Sales in Ontario from kaggle: https://www.kaggle.com/mnabaee/ontarioproperties/data. This dataset lists the property prices in <text:span text:style-name="T1">Ontario</text:span> along with address, area name, and latitude and longitude data on each property. Furthermore, we will be suing the the Foursquare API to get some useful location data about each property. Hopefully, <text:span text:style-name="T1">the</text:span> combination of these two dataset will allow us to gain some useful insight about the relationship between property prices and their features.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7T19:00:09.727712246</meta:creation-date>
    <dc:date>2020-06-07T19:04:00.413347152</dc:date>
    <meta:editing-duration>PT3M54S</meta:editing-duration>
    <meta:editing-cycles>1</meta:editing-cycles>
    <meta:document-statistic meta:table-count="0" meta:image-count="0" meta:object-count="0" meta:page-count="1" meta:paragraph-count="4" meta:word-count="169" meta:character-count="1064" meta:non-whitespace-character-count="896"/>
    <meta:generator>LibreOffice/6.4.2.2$Linux_X86_64 LibreOffice_project/40$Build-2</meta:generator>
  </office:meta>
</office:document-meta>
</file>